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officeooo:rsid="00011a11" officeooo:paragraph-rsid="00011a11"/>
    </style:style>
    <style:style style:name="T1" style:family="text">
      <style:text-properties style:font-name="Courier 10 Pitch" officeooo:rsid="00011a11"/>
    </style:style>
    <style:style style:name="T2" style:family="text">
      <style:text-properties officeooo:rsid="00028387"/>
    </style:style>
    <style:style style:name="T3" style:family="text">
      <style:text-properties fo:color="#ff3300"/>
    </style:style>
    <style:style style:name="T4" style:family="text">
      <style:text-properties fo:color="#ff3300" officeooo:rsid="000283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span text:style-name="T4">c</text:span><text:span text:style-name="T3">lass</text:span> ClientService {</text:p>
      <text:p text:style-name="P1"><text:s text:c="2"/></text:p>
      <text:p text:style-name="P1"><text:s text:c="2"/><text:span text:style-name="T3">private</text:span> ClientDAO clientDAO;</text:p>
      <text:p text:style-name="P1"><text:s text:c="2"/>ClientService(ClientDAO clientDAO) {</text:p>
      <text:p text:style-name="P1"><text:s text:c="4"/>clientDAO = clientDAO;</text:p>
      <text:p text:style-name="P1"><text:s text:c="2"/>}</text:p>
      <text:p text:style-name="P1"/>
      <text:p text:style-name="P1"><text:s text:c="2"/>Client get(int id) {</text:p>
      <text:p text:style-name="P1"><text:s text:c="4"/>clientDAO.retrieveClient(id);</text:p>
      <text:p text:style-name="P1"><text:s text:c="2"/>}</text:p>
      <text:p text:style-name="P1"/>
      <text:p text:style-name="P1"><text:s text:c="2"/><text:span text:style-name="T3">layer</text:span> Account {</text:p>
      <text:p text:style-name="P1"><text:s text:c="4"/>Client get(int id) {</text:p>
      <text:p text:style-name="P1"><text:s text:c="6"/>Client client = proceed(id);</text:p>
      <text:p text:style-name="P1"><text:s text:c="6"/>client.setAccount(clientDAO.retrieveAccount(id));</text:p>
      <text:p text:style-name="P1"><text:s text:c="4"/>}</text:p>
      <text:p text:style-name="P1"><text:s text:c="2"/>}</text:p>
      <text:p text:style-name="P1"/>
      <text:p text:style-name="P1"><text:s text:c="2"/><text:span text:style-name="T3">layer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4:47:01.891949801</meta:creation-date>
    <dc:date>2017-09-23T15:00:05.447405304</dc:date>
    <meta:editing-duration>PT2M2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34" meta:character-count="324" meta:non-whitespace-character-count="258"/>
  </office:meta>
</office:document-meta>
</file>